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64cm" fo:margin-top="0cm" fo:margin-bottom="0cm" table:align="center" style:writing-mode="lr-tb"/>
    </style:style>
    <style:style style:name="Таблица1.A" style:family="table-column">
      <style:table-column-properties style:column-width="1.503cm"/>
    </style:style>
    <style:style style:name="Таблица1.B" style:family="table-column">
      <style:table-column-properties style:column-width="8.696cm"/>
    </style:style>
    <style:style style:name="Таблица1.C" style:family="table-column">
      <style:table-column-properties style:column-width="3.129cm"/>
    </style:style>
    <style:style style:name="Таблица1.D" style:family="table-column">
      <style:table-column-properties style:column-width="4.036cm"/>
    </style:style>
    <style:style style:name="Таблица1.1" style:family="table-row">
      <style:table-row-properties style:min-row-height="0.325cm" fo:keep-together="auto"/>
    </style:style>
    <style:style style:name="Таблица1.A1" style:family="table-cell">
      <style:table-cell-properties fo:padding-left="0.173cm" fo:padding-right="0.191cm" fo:padding-top="0cm" fo:padding-bottom="0cm" fo:border-left="0.5pt solid #000001" fo:border-right="none" fo:border-top="0.5pt solid #000001" fo:border-bottom="0.5pt solid #000001"/>
    </style:style>
    <style:style style:name="Таблица1.D1" style:family="table-cell">
      <style:table-cell-properties fo:padding-left="0.173cm" fo:padding-right="0.191cm" fo:padding-top="0cm" fo:padding-bottom="0cm" fo:border="0.5pt solid #000001"/>
    </style:style>
    <style:style style:name="Таблица1.2" style:family="table-row">
      <style:table-row-properties style:min-row-height="1.609cm" fo:keep-together="auto"/>
    </style:style>
    <style:style style:name="Таблица1.B3" style:family="table-cell">
      <style:table-cell-properties style:vertical-align="middle" fo:padding-left="0.173cm" fo:padding-right="0.191cm" fo:padding-top="0cm" fo:padding-bottom="0cm" fo:border-left="0.5pt solid #000001" fo:border-right="none" fo:border-top="0.5pt solid #000001" fo:border-bottom="0.5pt solid #000001"/>
    </style:style>
    <style:style style:name="Таблица1.6" style:family="table-row">
      <style:table-row-properties style:min-row-height="2.265cm" fo:keep-together="auto"/>
    </style:style>
    <style:style style:name="Таблица1.7" style:family="table-row">
      <style:table-row-properties style:min-row-height="2.261cm" fo:keep-together="auto"/>
    </style:style>
    <style:style style:name="Таблица1.B9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C9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D9" style:family="table-cell">
      <style:table-cell-properties fo:padding-left="0.173cm" fo:padding-right="0.191cm" fo:padding-top="0cm" fo:padding-bottom="0cm" fo:border-left="0.5pt solid #000001" fo:border-right="0.5pt solid #000001" fo:border-top="none" fo:border-bottom="0.5pt solid #000001"/>
    </style:style>
    <style:style style:name="Таблица1.11" style:family="table-row">
      <style:table-row-properties style:min-row-height="2.741cm" fo:keep-together="auto"/>
    </style:style>
    <style:style style:name="Таблица1.12" style:family="table-row">
      <style:table-row-properties style:min-row-height="2.738cm" fo:keep-together="auto"/>
    </style:style>
    <style:style style:name="Таблица1.14" style:family="table-row">
      <style:table-row-properties style:min-row-height="1.363cm" fo:keep-together="auto"/>
    </style:style>
    <style:style style:name="Таблица1.15" style:family="table-row">
      <style:table-row-properties style:min-row-height="1.362cm" fo:keep-together="auto"/>
    </style:style>
    <style:style style:name="Таблица1.16" style:family="table-row">
      <style:table-row-properties style:min-row-height="1.222cm" fo:keep-together="auto"/>
    </style:style>
    <style:style style:name="Таблица1.17" style:family="table-row">
      <style:table-row-properties style:row-height="1.21cm" fo:keep-together="auto"/>
    </style:style>
    <style:style style:name="Таблица1.19" style:family="table-row">
      <style:table-row-properties style:row-height="2.951cm" fo:keep-together="auto"/>
    </style:style>
    <style:style style:name="Таблица1.20" style:family="table-row">
      <style:table-row-properties style:row-height="3.007cm" fo:keep-together="auto"/>
    </style:style>
    <style:style style:name="Таблица1.22" style:family="table-row">
      <style:table-row-properties style:row-height="3.103cm" fo:keep-together="auto"/>
    </style:style>
    <style:style style:name="Таблица1.23" style:family="table-row">
      <style:table-row-properties style:row-height="3.63cm" fo:keep-together="auto"/>
    </style:style>
    <style:style style:name="Таблица1.24" style:family="table-row">
      <style:table-row-properties style:row-height="3.609cm" fo:keep-together="auto"/>
    </style:style>
    <style:style style:name="Таблица1.25" style:family="table-row">
      <style:table-row-properties style:row-height="2.887cm" fo:keep-together="auto"/>
    </style:style>
    <style:style style:name="Таблица1.26" style:family="table-row">
      <style:table-row-properties style:row-height="2.769cm" fo:keep-together="auto"/>
    </style:style>
    <style:style style:name="Таблица1.27" style:family="table-row">
      <style:table-row-properties style:min-row-height="2.448cm" fo:keep-together="auto"/>
    </style:style>
    <style:style style:name="Таблица1.28" style:family="table-row">
      <style:table-row-properties style:row-height="3.392cm" fo:keep-together="auto"/>
    </style:style>
    <style:style style:name="Таблица1.29" style:family="table-row">
      <style:table-row-properties style:row-height="3.295cm" fo:keep-together="auto"/>
    </style:style>
    <style:style style:name="Таблица1.30" style:family="table-row">
      <style:table-row-properties style:row-height="3.2cm" fo:keep-together="auto"/>
    </style:style>
    <style:style style:name="Таблица1.31" style:family="table-row">
      <style:table-row-properties style:row-height="2.501cm" fo:keep-together="auto"/>
    </style:style>
    <style:style style:name="Таблица1.32" style:family="table-row">
      <style:table-row-properties style:row-height="2.625cm" fo:keep-together="auto"/>
    </style:style>
    <style:style style:name="Таблица1.33" style:family="table-row">
      <style:table-row-properties style:row-height="3.678cm" fo:keep-together="auto"/>
    </style:style>
    <style:style style:name="Таблица1.34" style:family="table-row">
      <style:table-row-properties style:row-height="2.745cm" fo:keep-together="auto"/>
    </style:style>
    <style:style style:name="Таблица1.35" style:family="table-row">
      <style:table-row-properties style:row-height="2.836cm" fo:keep-together="auto"/>
    </style:style>
    <style:style style:name="Таблица1.36" style:family="table-row">
      <style:table-row-properties style:row-height="2.91cm" fo:keep-together="auto"/>
    </style:style>
    <style:style style:name="Таблица1.37" style:family="table-row">
      <style:table-row-properties style:row-height="3.101cm" fo:keep-together="auto"/>
    </style:style>
    <style:style style:name="Таблица1.38" style:family="table-row">
      <style:table-row-properties style:row-height="3.607cm" fo:keep-together="auto"/>
    </style:style>
    <style:style style:name="Таблица1.39" style:family="table-row">
      <style:table-row-properties style:row-height="3.104cm" fo:keep-together="auto"/>
    </style:style>
    <style:style style:name="Таблица1.40" style:family="table-row">
      <style:table-row-properties style:row-height="2.693cm" fo:keep-together="auto"/>
    </style:style>
    <style:style style:name="Таблица1.B41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C41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D41" style:family="table-cell">
      <style:table-cell-properties fo:padding-left="0.173cm" fo:padding-right="0.191cm" fo:padding-top="0cm" fo:padding-bottom="0cm" fo:border-left="0.5pt solid #000001" fo:border-right="0.5pt solid #000001" fo:border-top="none" fo:border-bottom="0.5pt solid #000001"/>
    </style:style>
    <style:style style:name="Таблица1.42" style:family="table-row">
      <style:table-row-properties style:row-height="3.228cm" fo:keep-together="auto"/>
    </style:style>
    <style:style style:name="Таблица1.43" style:family="table-row">
      <style:table-row-properties style:row-height="4.06cm" fo:keep-together="auto"/>
    </style:style>
    <style:style style:name="Таблица1.46" style:family="table-row">
      <style:table-row-properties style:row-height="3.896cm" fo:keep-together="auto"/>
    </style:style>
    <style:style style:name="Таблица1.B46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C46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D46" style:family="table-cell">
      <style:table-cell-properties fo:padding-left="0.173cm" fo:padding-right="0.191cm" fo:padding-top="0cm" fo:padding-bottom="0cm" fo:border-left="0.5pt solid #000001" fo:border-right="0.5pt solid #000001" fo:border-top="none" fo:border-bottom="0.5pt solid #000001"/>
    </style:style>
    <style:style style:name="Таблица1.47" style:family="table-row">
      <style:table-row-properties style:row-height="4.113cm" fo:keep-together="auto"/>
    </style:style>
    <style:style style:name="Таблица1.52" style:family="table-row">
      <style:table-row-properties style:row-height="4.306cm" fo:keep-together="auto"/>
    </style:style>
    <style:style style:name="Таблица1.A54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B54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C54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D54" style:family="table-cell">
      <style:table-cell-properties fo:padding-left="0.173cm" fo:padding-right="0.191cm" fo:padding-top="0cm" fo:padding-bottom="0cm" fo:border-left="0.5pt solid #000001" fo:border-right="0.5pt solid #000001" fo:border-top="none" fo:border-bottom="0.5pt solid #000001"/>
    </style:style>
    <style:style style:name="Таблица1.55" style:family="table-row">
      <style:table-row-properties style:row-height="2.815cm" fo:keep-together="auto"/>
    </style:style>
    <style:style style:name="Таблица1.A55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B55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C55" style:family="table-cell">
      <style:table-cell-properties fo:padding-left="0.173cm" fo:padding-right="0.191cm" fo:padding-top="0cm" fo:padding-bottom="0cm" fo:border-left="0.5pt solid #000001" fo:border-right="none" fo:border-top="none" fo:border-bottom="0.5pt solid #000001"/>
    </style:style>
    <style:style style:name="Таблица1.D55" style:family="table-cell">
      <style:table-cell-properties fo:padding-left="0.173cm" fo:padding-right="0.191cm" fo:padding-top="0cm" fo:padding-bottom="0cm" fo:border-left="0.5pt solid #000001" fo:border-right="0.5pt solid #000001" fo:border-top="none" fo:border-bottom="0.5pt solid #000001"/>
    </style:style>
    <style:style style:name="Таблица1.56" style:family="table-row">
      <style:table-row-properties style:min-row-height="2.208cm" fo:keep-together="auto"/>
    </style:style>
    <style:style style:name="Таблица1.57" style:family="table-row">
      <style:table-row-properties style:min-row-height="0.503cm" fo:keep-together="auto"/>
    </style:style>
    <style:style style:name="Таблица1.59" style:family="table-row">
      <style:table-row-properties style:min-row-height="2.38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style="normal" officeooo:paragraph-rsid="0006ed23" style:font-size-asian="14pt" style:font-style-asian="normal" style:font-name-complex="Times New Roman1" style:font-size-complex="14pt" style:font-style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tyle="normal" officeooo:paragraph-rsid="0006ed23" style:font-style-asian="normal" style:font-name-complex="Times New Roman1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558cm"/>
        </style:tab-stops>
      </style:paragraph-properties>
      <style:text-properties style:font-name="Times New Roman" fo:font-size="16pt" fo:font-style="normal" fo:font-weight="bold" officeooo:paragraph-rsid="0006ed23" style:font-size-asian="16pt" style:font-style-asian="normal" style:font-weight-asian="bold" style:font-name-complex="Times New Roman1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fo:font-weight="bold" officeooo:paragraph-rsid="0006ed23" style:font-size-asian="12pt" style:font-style-asian="normal" style:font-weight-asian="bold" style:font-name-complex="Times New Roman1" style:font-size-complex="12pt" style:font-style-complex="normal"/>
    </style:style>
    <style:style style:name="P5" style:family="paragraph" style:parent-style-name="Standard">
      <style:text-properties style:font-name="Times New Roman" fo:font-size="12pt" fo:font-style="normal" fo:font-weight="bold" officeooo:paragraph-rsid="0006ed23" style:font-size-asian="12pt" style:font-style-asian="normal" style:font-weight-asian="bold" style:font-name-complex="Times New Roman1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officeooo:paragraph-rsid="0006ed23" style:font-size-asian="12pt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normal" officeooo:paragraph-rsid="0006ed23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officeooo:paragraph-rsid="00082686" style:font-size-asian="12pt" style:font-style-asian="normal" style:font-name-complex="Times New Roman1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style="normal" officeooo:paragraph-rsid="000d2f21" style:font-size-asian="12pt" style:font-style-asian="normal" style:font-name-complex="Times New Roman1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normal" officeooo:paragraph-rsid="0009a567" style:font-size-asian="12pt" style:font-style-asian="normal" style:font-name-complex="Times New Roman1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style="normal" officeooo:paragraph-rsid="000ef53c" style:font-size-asian="12pt" style:font-style-asian="normal" style:font-name-complex="Times New Roman1" style:font-size-complex="12pt" style:font-style-complex="normal"/>
    </style:style>
    <style:style style:name="P12" style:family="paragraph" style:parent-style-name="Standard">
      <style:text-properties style:font-name="Times New Roman" fo:font-size="12pt" fo:font-style="normal" officeooo:paragraph-rsid="0006ed23" style:font-size-asian="12pt" style:font-style-asian="normal" style:font-name-complex="Times New Roman1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paragraph-rsid="0006ed23" style:font-size-asian="12pt" style:font-style-asian="normal" style:font-name-complex="Times New Roman1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paragraph-rsid="00082686" style:font-size-asian="12pt" style:font-style-asian="normal" style:font-name-complex="Times New Roman1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officeooo:paragraph-rsid="0006ed2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officeooo:paragraph-rsid="0006f753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language="ru" fo:country="RU" fo:font-style="normal" officeooo:paragraph-rsid="0006ed23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language="ru" fo:country="RU" fo:font-style="normal" officeooo:rsid="0006f753" officeooo:paragraph-rsid="0006f753" style:font-name-asian="Andale Sans UI" style:font-size-asian="12pt" style:font-style-asian="normal" style:font-name-complex="Times New Roman1" style:font-size-complex="12pt" style:language-complex="en" style:country-complex="US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language="ru" fo:country="RU" fo:font-style="normal" fo:font-weight="normal" officeooo:rsid="000761a6" officeooo:paragraph-rsid="000d2f21" style:font-name-asian="Andale Sans UI" style:font-size-asian="12pt" style:font-style-asian="normal" style:font-weight-asian="normal" style:font-name-complex="Times New Roman1" style:font-size-complex="12pt" style:language-complex="en" style:country-complex="US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language="ru" fo:country="RU" fo:font-style="normal" fo:font-weight="normal" officeooo:rsid="000761a6" officeooo:paragraph-rsid="000ba267" style:font-name-asian="Andale Sans UI" style:font-size-asian="12pt" style:font-style-asian="normal" style:font-weight-asian="normal" style:font-name-complex="Times New Roman1" style:font-size-complex="12pt" style:language-complex="en" style:country-complex="US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language="ru" fo:country="RU" fo:font-style="normal" fo:font-weight="normal" officeooo:rsid="00082686" officeooo:paragraph-rsid="000d2f21" style:font-name-asian="Andale Sans UI" style:font-size-asian="12pt" style:font-style-asian="normal" style:font-weight-asian="normal" style:font-name-complex="Times New Roman1" style:font-size-complex="12pt" style:language-complex="en" style:country-complex="US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bold" officeooo:paragraph-rsid="0006ed23" style:font-name-asian="Andale Sans UI" style:font-size-asian="12pt" style:font-style-asian="normal" style:font-weight-asian="bold" style:font-name-complex="Times New Roman1" style:font-size-complex="12pt" style:language-complex="en" style:country-complex="US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bold" officeooo:paragraph-rsid="000761a6" style:font-name-asian="Andale Sans UI" style:font-size-asian="12pt" style:font-style-asian="normal" style:font-weight-asian="bold" style:font-name-complex="Times New Roman1" style:font-size-complex="12pt" style:language-complex="en" style:country-complex="US" style:font-style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bold" officeooo:paragraph-rsid="00082686" style:font-name-asian="Andale Sans UI" style:font-size-asian="12pt" style:font-style-asian="normal" style:font-weight-asian="bold" style:font-name-complex="Times New Roman1" style:font-size-complex="12pt" style:language-complex="en" style:country-complex="US" style:font-style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bold" officeooo:paragraph-rsid="0009a567" style:font-name-asian="Andale Sans UI" style:font-size-asian="12pt" style:font-style-asian="normal" style:font-weight-asian="bold" style:font-name-complex="Times New Roman1" style:font-size-complex="12pt" style:language-complex="en" style:country-complex="US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bold" officeooo:paragraph-rsid="000ba267" style:font-name-asian="Andale Sans UI" style:font-size-asian="12pt" style:font-style-asian="normal" style:font-weight-asian="bold" style:font-name-complex="Times New Roman1" style:font-size-complex="12pt" style:language-complex="en" style:country-complex="US" style:font-style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2pt" fo:font-style="normal" fo:font-weight="normal" officeooo:paragraph-rsid="0009a567" style:font-name-asian="Andale Sans UI" style:font-size-asian="12pt" style:font-style-asian="normal" style:font-weight-asian="normal" style:font-name-complex="Times New Roman1" style:font-size-complex="12pt" style:language-complex="en" style:country-complex="US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08233b" style:font-size-asian="12pt" style:font-style-asian="normal" style:font-name-complex="Times New Roman1" style:font-size-complex="12pt" style:font-style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06ed23" style:font-size-asian="12pt" style:font-style-asian="normal" style:font-name-complex="Times New Roman1" style:font-size-complex="12pt" style:font-style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0761a6" style:font-size-asian="12pt" style:font-style-asian="normal" style:font-name-complex="Times New Roman1" style:font-size-complex="12pt" style:font-style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0ba267" style:font-size-asian="12pt" style:font-style-asian="normal" style:font-name-complex="Times New Roman1" style:font-size-complex="12pt" style:font-style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0d2f21" style:font-size-asian="12pt" style:font-style-asian="normal" style:font-name-complex="Times New Roman1" style:font-size-complex="12pt" style:font-style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paragraph-rsid="00148f91" style:font-size-asian="12pt" style:font-style-asian="normal" style:font-name-complex="Times New Roman1" style:font-size-complex="12pt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rsid="000761a6" officeooo:paragraph-rsid="000761a6" style:font-size-asian="12pt" style:font-style-asian="normal" style:font-name-complex="Times New Roman1" style:font-size-complex="12pt" style:font-style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officeooo:rsid="00082686" officeooo:paragraph-rsid="00082686" style:font-size-asian="12pt" style:font-style-asian="normal" style:font-name-complex="Times New Roman1" style:font-size-complex="12pt" style:font-style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fo:font-weight="bold" officeooo:paragraph-rsid="000761a6" style:font-size-asian="12pt" style:font-style-asian="normal" style:font-weight-asian="bold" style:font-name-complex="Times New Roman1" style:font-size-complex="12pt" style:font-style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fo:font-weight="bold" officeooo:paragraph-rsid="00082686" style:font-size-asian="12pt" style:font-style-asian="normal" style:font-weight-asian="bold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fo:font-weight="bold" officeooo:paragraph-rsid="0006ed23" style:font-size-asian="12pt" style:font-style-asian="normal" style:font-weight-asian="bold" style:font-name-complex="Times New Roman1" style:font-size-complex="12pt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fo:font-weight="bold" officeooo:paragraph-rsid="0009a567" style:font-size-asian="12pt" style:font-style-asian="normal" style:font-weight-asian="bold" style:font-name-complex="Times New Roman1" style:font-size-complex="12pt" style:font-style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font-style="normal" fo:font-weight="bold" officeooo:paragraph-rsid="000ba267" style:font-size-asian="12pt" style:font-style-asian="normal" style:font-weight-asian="bold" style:font-name-complex="Times New Roman1" style:font-size-complex="12pt" style:font-style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officeooo:rsid="00082686" officeooo:paragraph-rsid="00082686" style:font-size-asian="12pt" style:font-style-asian="normal" style:font-name-complex="Times New Roman1" style:font-size-complex="12pt" style:font-style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officeooo:rsid="00082686" officeooo:paragraph-rsid="000ba267" style:font-size-asian="12pt" style:font-style-asian="normal" style:font-name-complex="Times New Roman1" style:font-size-complex="12pt" style:font-style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officeooo:rsid="00082686" officeooo:paragraph-rsid="000d2f21" style:font-size-asian="12pt" style:font-style-asian="normal" style:font-name-complex="Times New Roman1" style:font-size-complex="12pt" style:font-style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officeooo:rsid="000d2f21" officeooo:paragraph-rsid="000d2f21" style:font-size-asian="12pt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fo:font-weight="bold" officeooo:rsid="00082686" officeooo:paragraph-rsid="00082686" style:font-size-asian="12pt" style:font-style-asian="normal" style:font-weight-asian="bold" style:font-name-complex="Times New Roman1" style:font-size-complex="12pt" style:font-style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fo:font-weight="bold" officeooo:rsid="00082686" officeooo:paragraph-rsid="0009a567" style:font-size-asian="12pt" style:font-style-asian="normal" style:font-weight-asian="bold" style:font-name-complex="Times New Roman1" style:font-size-complex="12pt" style:font-style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fo:font-weight="normal" officeooo:rsid="00082686" officeooo:paragraph-rsid="0008268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fo:language="ru" fo:country="RU" fo:font-style="normal" fo:font-weight="normal" officeooo:rsid="00082686" officeooo:paragraph-rsid="0009a56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style="normal" officeooo:paragraph-rsid="0006ed23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style="normal" officeooo:paragraph-rsid="000761a6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style="normal" officeooo:paragraph-rsid="00082686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text-align="center" style:justify-single-word="false"/>
      <style:text-properties fo:font-size="12pt" fo:font-style="normal" officeooo:paragraph-rsid="0006ed23" style:font-size-asian="12pt" style:font-style-asian="normal" style:font-size-complex="12pt" style:font-style-complex="normal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06f753" style:font-weight-asian="bold" style:font-name-complex="Times New Roman1"/>
    </style:style>
    <style:style style:name="T3" style:family="text">
      <style:text-properties style:font-name="Times New Roman" fo:language="ru" fo:country="RU" fo:font-weight="bold" officeooo:rsid="0006ed23" style:font-weight-asian="bold" style:font-name-complex="Times New Roman1"/>
    </style:style>
    <style:style style:name="T4" style:family="text">
      <style:text-properties style:font-name="Times New Roman" fo:language="ru" fo:country="RU" fo:font-weight="bold" officeooo:rsid="000761a6" style:font-weight-asian="bold" style:font-name-complex="Times New Roman1"/>
    </style:style>
    <style:style style:name="T5" style:family="text">
      <style:text-properties style:font-name="Times New Roman" fo:language="ru" fo:country="RU" fo:font-weight="bold" officeooo:rsid="0008233b" style:font-weight-asian="bold" style:font-name-complex="Times New Roman1"/>
    </style:style>
    <style:style style:name="T6" style:family="text">
      <style:text-properties style:font-name="Times New Roman" fo:language="ru" fo:country="RU" officeooo:rsid="0006f753" style:font-name-complex="Times New Roman1"/>
    </style:style>
    <style:style style:name="T7" style:family="text">
      <style:text-properties style:font-name="Times New Roman" fo:language="ru" fo:country="RU" officeooo:rsid="0006ed23" style:font-name-complex="Times New Roman1"/>
    </style:style>
    <style:style style:name="T8" style:family="text">
      <style:text-properties style:font-name="Times New Roman" fo:language="ru" fo:country="RU" officeooo:rsid="00082686" style:font-name-complex="Times New Roman1"/>
    </style:style>
    <style:style style:name="T9" style:family="text">
      <style:text-properties style:font-name="Times New Roman" fo:language="ru" fo:country="RU" officeooo:rsid="000d2f21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06ed23" style:font-name-complex="Times New Roman1"/>
    </style:style>
    <style:style style:name="T12" style:family="text">
      <style:text-properties style:font-name="Times New Roman" officeooo:rsid="000ef53c" style:font-name-complex="Times New Roman1"/>
    </style:style>
    <style:style style:name="T13" style:family="text">
      <style:text-properties style:font-name="Times New Roman" fo:font-weight="normal" officeooo:rsid="0006ed23" style:font-weight-asian="normal" style:font-name-complex="Times New Roman1" style:font-weight-complex="normal"/>
    </style:style>
    <style:style style:name="T14" style:family="text">
      <style:text-properties style:font-name="Times New Roman" fo:language="en" fo:country="US" officeooo:rsid="00082686" style:font-name-complex="Times New Roman1"/>
    </style:style>
    <style:style style:name="T15" style:family="text">
      <style:text-properties fo:color="#000000" style:font-name="Times New Roman" fo:font-weight="bold" style:font-name-asian="Andale Sans UI" style:font-weight-asian="bold" style:font-name-complex="Times New Roman1" style:language-complex="en" style:country-complex="US"/>
    </style:style>
    <style:style style:name="T16" style:family="text">
      <style:text-properties fo:color="#000000" style:font-name="Times New Roman" fo:language="ru" fo:country="RU" fo:font-weight="bold" officeooo:rsid="000761a6" style:font-name-asian="Andale Sans UI" style:font-weight-asian="bold" style:font-name-complex="Times New Roman1" style:language-complex="en" style:country-complex="US"/>
    </style:style>
    <style:style style:name="T17" style:family="text">
      <style:text-properties fo:color="#000000" style:font-name="Times New Roman" fo:language="ru" fo:country="RU" officeooo:rsid="000ef53c" style:font-name-complex="Times New Roman1"/>
    </style:style>
    <style:style style:name="T18" style:family="text">
      <style:text-properties fo:color="#000000" fo:language="ru" fo:country="RU" fo:font-weight="bold" officeooo:rsid="000761a6" style:font-name-asian="Andale Sans UI" style:font-weight-asian="bold" style:language-complex="en" style:country-complex="US"/>
    </style:style>
    <style:style style:name="T19" style:family="text">
      <style:text-properties fo:color="#000000" fo:language="ru" fo:country="RU" officeooo:rsid="000761a6" style:font-name-asian="Andale Sans UI" style:language-complex="en" style:country-complex="US"/>
    </style:style>
    <style:style style:name="T20" style:family="text">
      <style:text-properties fo:color="#000000" style:font-name-asian="Andale Sans UI" style:language-complex="en" style:country-complex="US"/>
    </style:style>
    <style:style style:name="T21" style:family="text">
      <style:text-properties fo:color="#000000" officeooo:rsid="000761a6" style:font-name-asian="Andale Sans UI" style:language-complex="en" style:country-complex="US"/>
    </style:style>
    <style:style style:name="T22" style:family="text">
      <style:text-properties fo:color="#000000" officeooo:rsid="0009a567" style:font-name-asian="Andale Sans UI" style:language-complex="en" style:country-complex="US"/>
    </style:style>
    <style:style style:name="T23" style:family="text">
      <style:text-properties fo:color="#000000" officeooo:rsid="000d2f21" style:font-name-asian="Andale Sans UI" style:language-complex="en" style:country-complex="US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06ed23"/>
    </style:style>
    <style:style style:name="T26" style:family="text">
      <style:text-properties fo:language="ru" fo:country="RU" officeooo:rsid="000761a6"/>
    </style:style>
    <style:style style:name="T27" style:family="text">
      <style:text-properties fo:language="ru" fo:country="RU" officeooo:rsid="00082686"/>
    </style:style>
    <style:style style:name="T28" style:family="text">
      <style:text-properties fo:language="ru" fo:country="RU" officeooo:rsid="0008233b"/>
    </style:style>
    <style:style style:name="T29" style:family="text">
      <style:text-properties fo:language="ru" fo:country="RU" officeooo:rsid="0009a567"/>
    </style:style>
    <style:style style:name="T30" style:family="text">
      <style:text-properties fo:language="ru" fo:country="RU" officeooo:rsid="000ba267"/>
    </style:style>
    <style:style style:name="T31" style:family="text">
      <style:text-properties fo:language="ru" fo:country="RU" officeooo:rsid="000d2f21"/>
    </style:style>
    <style:style style:name="T32" style:family="text">
      <style:text-properties fo:language="ru" fo:country="RU" officeooo:rsid="000ef53c"/>
    </style:style>
    <style:style style:name="T33" style:family="text">
      <style:text-properties fo:language="ru" fo:country="RU" officeooo:rsid="001b11bd"/>
    </style:style>
    <style:style style:name="T34" style:family="text">
      <style:text-properties fo:language="ru" fo:country="RU" officeooo:rsid="001c7c3b"/>
    </style:style>
    <style:style style:name="T35" style:family="text">
      <style:text-properties fo:language="ru" fo:country="RU" officeooo:rsid="00148f91"/>
    </style:style>
    <style:style style:name="T36" style:family="text">
      <style:text-properties officeooo:rsid="0006f753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officeooo:rsid="0006f753" style:font-weight-asian="bold"/>
    </style:style>
    <style:style style:name="T39" style:family="text">
      <style:text-properties officeooo:rsid="000761a6"/>
    </style:style>
    <style:style style:name="T40" style:family="text">
      <style:text-properties officeooo:rsid="00082686"/>
    </style:style>
    <style:style style:name="T41" style:family="text">
      <style:text-properties fo:language="en" fo:country="US" officeooo:rsid="000ba267"/>
    </style:style>
    <style:style style:name="T42" style:family="text">
      <style:text-properties fo:language="en" fo:country="US" officeooo:rsid="000d2f21"/>
    </style:style>
    <style:style style:name="T43" style:family="text">
      <style:text-properties officeooo:rsid="0009a567"/>
    </style:style>
    <style:style style:name="T44" style:family="text">
      <style:text-properties officeooo:rsid="000ba267"/>
    </style:style>
    <style:style style:name="T45" style:family="text">
      <style:text-properties officeooo:rsid="000ef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ндивидуальный план работы</text:p>
      <text:p text:style-name="P1"/>
      <text:p text:style-name="P2"><text:s text:c="56"/>«Утверждаю»</text:p>
      <text:p text:style-name="P2"><text:s text:c="92"/>руководитель практики </text:p>
      <text:p text:style-name="P2">Стёпин В.А.________________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№п/п</text:p>
          </table:table-cell>
          <table:table-cell table:style-name="Таблица1.A1" office:value-type="string">
            <text:p text:style-name="P4">Содержание работы</text:p>
          </table:table-cell>
          <table:table-cell table:style-name="Таблица1.A1" office:value-type="string">
            <text:p text:style-name="P4">Сроки выполнения</text:p>
          </table:table-cell>
          <table:table-cell table:style-name="Таблица1.D1" office:value-type="string">
            <text:p text:style-name="P4">Отметка рук. практики о выполнении</text:p>
          </table:table-cell>
        </table:table-row>
        <table:table-row table:style-name="Таблица1.2">
          <table:table-cell table:style-name="Таблица1.A1" table:number-rows-spanned="4" office:value-type="string">
            <text:p text:style-name="P4">I.</text:p>
          </table:table-cell>
          <table:table-cell table:style-name="Таблица1.A1" office:value-type="string">
            <text:p text:style-name="P15"><text:span text:style-name="T1">Знакомство с администрацией </text:span><text:span text:style-name="T3">учебного заведения</text:span><text:span text:style-name="T1">, </text:span><text:span text:style-name="T3">методистом</text:span><text:span text:style-name="T1"> – руководителем практики, учебно-материальной базой </text:span><text:span text:style-name="T3">учебного заведения</text:span><text:span text:style-name="T1">:</text:span>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2">
          <table:covered-table-cell/>
          <table:table-cell table:style-name="Таблица1.B3" office:value-type="string">
            <text:p text:style-name="P15"><text:span text:style-name="T10">- беседа с </text:span><text:span text:style-name="T6">заместителем директора</text:span><text:span text:style-name="T10"> учебного заведения Михеевой Н.Ю. </text:span><text:span text:style-name="T7">на тему «Учебная и воспитательная работа в колледже»</text:span><text:span text:style-name="T10">;</text:span>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2">
          <table:covered-table-cell/>
          <table:table-cell table:style-name="Таблица1.B3" office:value-type="string">
            <text:p text:style-name="P7">- экскурсия по учебному заведению;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2">
          <table:covered-table-cell/>
          <table:table-cell table:style-name="Таблица1.B3" office:value-type="string">
            <text:p text:style-name="P15"><text:span text:style-name="T10">- <text:s/>беседа с преподавателем – руководителем практики Стёпиным В.А. </text:span><text:span text:style-name="T7">на тему «Проведение уроков и занятий».</text:span>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><text:bookmark text:name="_Hlk2166311"/></text:p>
          </table:table-cell>
        </table:table-row>
        <table:table-row table:style-name="Таблица1.6">
          <table:table-cell table:style-name="Таблица1.A1" table:number-rows-spanned="5" office:value-type="string">
            <text:p text:style-name="P4">II.</text:p>
          </table:table-cell>
          <table:table-cell table:style-name="Таблица1.A1" office:value-type="string">
            <text:p text:style-name="P4">Изучение школьного коллектива, </text:p>
            <text:p text:style-name="P4">учащихся класса: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7">
          <table:covered-table-cell/>
          <table:table-cell table:style-name="Таблица1.A1" office:value-type="string">
            <text:p text:style-name="P7">- наблюдение за учащимися на уроках;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7">
          <table:covered-table-cell/>
          <table:table-cell table:style-name="Таблица1.A1" office:value-type="string">
            <text:p text:style-name="P7">- изучение личных дел, классного журнала, дневников учащихся;</text:p>
            <text:p text:style-name="P4"/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7">
          <table:covered-table-cell/>
          <table:table-cell table:style-name="Таблица1.B9" office:value-type="string">
            <text:p text:style-name="P15">- <text:span text:style-name="T25">использование различных методов изучения студенческого коллектива (метод наблюдения, беседа, изучение личных дел).</text:span></text:p>
          </table:table-cell>
          <table:table-cell table:style-name="Таблица1.C9" office:value-type="string">
            <text:p text:style-name="P16"><text:span text:style-name="T11">13</text:span><text:span text:style-name="T10">.01.20</text:span><text:span text:style-name="T11">20</text:span></text:p>
          </table:table-cell>
          <table:table-cell table:style-name="Таблица1.D9" office:value-type="string">
            <text:p text:style-name="P6"/>
          </table:table-cell>
        </table:table-row>
        <table:table-row table:style-name="Таблица1.7">
          <table:covered-table-cell/>
          <table:table-cell table:style-name="Таблица1.A1" office:value-type="string">
            <text:p text:style-name="P7">- составление психолого-педагогической карты учащегося, диагностической карты класса.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1">
          <table:table-cell table:style-name="Таблица1.A1" table:number-rows-spanned="5" office:value-type="string">
            <text:p text:style-name="P4">III.</text:p>
          </table:table-cell>
          <table:table-cell table:style-name="Таблица1.A1" office:value-type="string">
            <text:p text:style-name="P4">Планирование работы: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2">
          <table:covered-table-cell/>
          <table:table-cell table:style-name="Таблица1.A1" office:value-type="string">
            <text:p text:style-name="P7">- знакомство с годовым планом учебного заведения;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2">
          <table:covered-table-cell/>
          <table:table-cell table:style-name="Таблица1.A1" office:value-type="string">
            <text:p text:style-name="P7">- изучение структуры и содержания тематических, поурочных планов преподавателя-предметника;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4">
          <table:covered-table-cell/>
          <table:table-cell table:style-name="Таблица1.A1" office:value-type="string">
            <text:p text:style-name="P7">- изучение структуры и содержания <text:s/>плана работы классного руководителя;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5">
          <table:covered-table-cell/>
          <table:table-cell table:style-name="Таблица1.A1" office:value-type="string">
            <text:p text:style-name="P7">- планирование своей учебно-воспитательной работы на весь период практики.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/text:p>
          </table:table-cell>
          <table:table-cell table:style-name="Таблица1.D1" office:value-type="string">
            <text:p text:style-name="P6"/>
          </table:table-cell>
        </table:table-row>
        <table:table-row table:style-name="Таблица1.16">
          <table:table-cell table:style-name="Таблица1.A1" table:number-rows-spanned="38" office:value-type="string">
            <text:p text:style-name="P5">IV.</text:p>
          </table:table-cell>
          <table:table-cell table:style-name="Таблица1.A1" office:value-type="string">
            <text:p text:style-name="P4">Учебно-воспитательная работа по предметам: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</text:span><text:span text:style-name="T10"> -</text:span><text:span text:style-name="T11">8</text:span><text:span text:style-name="T10">.03.20</text:span><text:span text:style-name="T11">20</text:span>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17">
          <table:covered-table-cell/>
          <table:table-cell table:style-name="Таблица1.A1" office:value-type="string">
            <text:p text:style-name="P7">- посещение уроков преподавателя-предметника:</text:p>
          </table:table-cell>
          <table:table-cell table:style-name="Таблица1.A1" office:value-type="string">
            <text:p text:style-name="P15"><text:span text:style-name="T11">13</text:span><text:span text:style-name="T10">.01.20</text:span><text:span text:style-name="T11">20 - </text:span><text:span text:style-name="T13">14.01.2020</text:span>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17">
          <table:covered-table-cell/>
          <table:table-cell table:style-name="Таблица1.A1" office:value-type="string">
            <text:p text:style-name="P7">- самостоятельное проведение уроков:</text:p>
          </table:table-cell>
          <table:table-cell table:style-name="Таблица1.A1" office:value-type="string">
            <text:p text:style-name="P15"><text:span text:style-name="T11">15</text:span><text:span text:style-name="T10">.01.20</text:span><text:span text:style-name="T11">20 - </text:span><text:span text:style-name="T10"><text:s/></text:span><text:span text:style-name="T11">8</text:span><text:span text:style-name="T10">.03.20</text:span><text:span text:style-name="T11">20</text:span>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19">
          <table:covered-table-cell/>
          <table:table-cell table:style-name="Таблица1.A1" office:value-type="string">
            <text:p text:style-name="P29"><text:span text:style-name="T18">Обслуживание персонального компьютера</text:span><text:span text:style-name="T37"> (Н-</text:span><text:span text:style-name="T38">2</text:span><text:span text:style-name="T37">)</text:span> </text:p>
            <text:p text:style-name="P19">«Резервное копирование данных»</text:p>
            <text:p text:style-name="P19"><text:s/>(2 часа)</text:p>
          </table:table-cell>
          <table:table-cell table:style-name="Таблица1.A1" office:value-type="string">
            <text:p text:style-name="P7"><text:span text:style-name="T36">15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0">
          <table:covered-table-cell/>
          <table:table-cell table:style-name="Таблица1.A1" office:value-type="string">
            <text:p text:style-name="P23"><text:span text:style-name="T26">Обслуживание персонального компьютера</text:span> (Н-2)</text:p>
            <text:p text:style-name="P30">«<text:span text:style-name="T26">Драйверы устройств. Установка и обновление</text:span>»</text:p>
            <text:p text:style-name="P35">(2 <text:span text:style-name="T24">часа)</text:span></text:p>
          </table:table-cell>
          <table:table-cell table:style-name="Таблица1.A1" office:value-type="string">
            <text:p text:style-name="P7"><text:span text:style-name="T36">16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0">
          <table:covered-table-cell/>
          <table:table-cell table:style-name="Таблица1.A1" office:value-type="string">
            <text:p text:style-name="P23">О<text:span text:style-name="T26">бработка информации в ЭВМ</text:span>(Н-2)</text:p>
            <text:p text:style-name="P31"><text:span text:style-name="T26">"Практическая работа «Форматирование таблиц</text:span>»"</text:p>
            <text:p text:style-name="P35">(2 <text:span text:style-name="T24">часа)</text:span></text:p>
          </table:table-cell>
          <table:table-cell table:style-name="Таблица1.A1" office:value-type="string">
            <text:p text:style-name="P7">1<text:span text:style-name="T39">7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2">
          <table:covered-table-cell/>
          <table:table-cell table:style-name="Таблица1.A1" office:value-type="string">
            <text:p text:style-name="P50"><text:span text:style-name="T4">Основы </text:span><text:span text:style-name="T5">информационных технологий</text:span><text:span text:style-name="T1"> (Н-</text:span><text:span text:style-name="T2">2</text:span><text:span text:style-name="T1">)</text:span><text:span text:style-name="T10"> </text:span></text:p>
            <text:p text:style-name="P30">«<text:span text:style-name="T26">Изучение перечня горячих клавиш и комбинаций клавиш</text:span>»</text:p>
            <text:p text:style-name="P35">(2 <text:span text:style-name="T24">часа)</text:span></text:p>
            <text:p text:style-name="P23"/>
          </table:table-cell>
          <table:table-cell table:style-name="Таблица1.A1" office:value-type="string">
            <text:p text:style-name="P7"><text:span text:style-name="T39">20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3">
          <table:covered-table-cell/>
          <table:table-cell table:style-name="Таблица1.A1" office:value-type="string">
            <text:p text:style-name="P37">МДК 01.01 <text:s/>Аппаратное обеспечение <text:s/>персональных <text:s/>компьютеров и </text:p>
            <text:p text:style-name="P37">серверов (Н-2)</text:p>
            <text:p text:style-name="P30">«<text:span text:style-name="T27">Программные средства защиты информации</text:span>»</text:p>
            <text:p text:style-name="P36">(2 <text:span text:style-name="T24">часа)</text:span></text:p>
          </table:table-cell>
          <table:table-cell table:style-name="Таблица1.A1" office:value-type="string">
            <text:p text:style-name="P7"><text:span text:style-name="T40">21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4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 (Н-2)</text:p>
            <text:p text:style-name="P30">«<text:span text:style-name="T27">Программное обеспечение. Установка программного обеспечения</text:span>»</text:p>
            <text:p text:style-name="P36">(2 <text:span text:style-name="T24">часа)</text:span></text:p>
          </table:table-cell>
          <table:table-cell table:style-name="Таблица1.A1" office:value-type="string">
            <text:p text:style-name="P7"><text:span text:style-name="T40">22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5">
          <table:covered-table-cell/>
          <table:table-cell table:style-name="Таблица1.A1" office:value-type="string">
            <text:p text:style-name="P24"><text:span text:style-name="T26">Обслуживание персонального компьютера</text:span> (Н-2)</text:p>
            <text:p text:style-name="P30">«<text:span text:style-name="T27">Командная строка. Основные списки команд</text:span>»</text:p>
            <text:p text:style-name="P36">(2 <text:span text:style-name="T24">часа)</text:span></text:p>
          </table:table-cell>
          <table:table-cell table:style-name="Таблица1.A1" office:value-type="string">
            <text:p text:style-name="P7"><text:span text:style-name="T40">23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6">
          <table:covered-table-cell/>
          <table:table-cell table:style-name="Таблица1.A1" office:value-type="string">
            <text:p text:style-name="P51"><text:span text:style-name="T15">О</text:span><text:span text:style-name="T16">бработка информации в ЭВМ</text:span><text:span text:style-name="T15">(Н-2)</text:span></text:p>
            <text:p text:style-name="P51"><text:span text:style-name="T10">«</text:span><text:span text:style-name="T8">Работа с гиперссылками в текстовом процессоре </text:span><text:span text:style-name="T14">Word</text:span><text:span text:style-name="T10">»</text:span></text:p>
            <text:p text:style-name="P42">(2 часа)</text:p>
          </table:table-cell>
          <table:table-cell table:style-name="Таблица1.A1" office:value-type="string">
            <text:p text:style-name="P13"><text:span text:style-name="T40">24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7">
          <table:covered-table-cell/>
          <table:table-cell table:style-name="Таблица1.A1" office:value-type="string">
            <text:p text:style-name="P38"><text:span text:style-name="T26">Основы </text:span><text:span text:style-name="T28">информационных технологий</text:span> (Н-2)</text:p>
            <text:p text:style-name="P30">«<text:span text:style-name="T30">Сетевые операционные системы</text:span>»</text:p>
            <text:p text:style-name="P43">(2 часа)</text:p>
          </table:table-cell>
          <table:table-cell table:style-name="Таблица1.A1" office:value-type="string">
            <text:p text:style-name="P13">2<text:span text:style-name="T43">7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8">
          <table:covered-table-cell/>
          <table:table-cell table:style-name="Таблица1.A1" office:value-type="string">
            <text:p text:style-name="P38">МДК 01.01 <text:s/>Аппаратное обеспечение <text:s/>персональных <text:s/>компьютеров и </text:p>
            <text:p text:style-name="P38">серверов <text:s/>(Н-2)</text:p>
            <text:p text:style-name="P32">«<text:span text:style-name="T30">Базовая настройка операционной системы</text:span>»</text:p>
            <text:p text:style-name="P43">(2 часа)</text:p>
          </table:table-cell>
          <table:table-cell table:style-name="Таблица1.A1" office:value-type="string">
            <text:p text:style-name="P13">2<text:span text:style-name="T43">8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9">
          <table:covered-table-cell/>
          <table:table-cell table:style-name="Таблица1.A1" office:value-type="string">
            <text:p text:style-name="P25"><text:span text:style-name="T26">Обслуживание персонального компьютера</text:span>(Н-2)</text:p>
            <text:p text:style-name="P33">«<text:span text:style-name="T30">Командная строка. Основные списки команд </text:span>»</text:p>
            <text:p text:style-name="P43">(2 часа)</text:p>
          </table:table-cell>
          <table:table-cell table:style-name="Таблица1.A1" office:value-type="string">
            <text:p text:style-name="P13">2<text:span text:style-name="T43">9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0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(Н-2)</text:p>
            <text:p text:style-name="P33">«<text:span text:style-name="T41">BIOS</text:span>»</text:p>
            <text:p text:style-name="P43">(2 часа)</text:p>
          </table:table-cell>
          <table:table-cell table:style-name="Таблица1.A1" office:value-type="string">
            <text:p text:style-name="P7"><text:span text:style-name="T29">30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1">
          <table:covered-table-cell/>
          <table:table-cell table:style-name="Таблица1.A1" office:value-type="string">
            <text:p text:style-name="P38"><text:span text:style-name="T20">О</text:span><text:span text:style-name="T19">бработка информации в ЭВМ</text:span>(Н-2)</text:p>
            <text:p text:style-name="P32">«<text:span text:style-name="T30">Практическая работа «Работа с гиперссылками в </text:span><text:span text:style-name="T41">Word» </text:span>»</text:p>
            <text:p text:style-name="P43">(2 часа)</text:p>
          </table:table-cell>
          <table:table-cell table:style-name="Таблица1.A1" office:value-type="string">
            <text:p text:style-name="P13">3<text:span text:style-name="T43">1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2">
          <table:covered-table-cell/>
          <table:table-cell table:style-name="Таблица1.A1" office:value-type="string">
            <text:p text:style-name="P38"><text:span text:style-name="T20">Основы информационных технологий </text:span><text:s/>(Н-2)</text:p>
            <text:p text:style-name="P30">«<text:span text:style-name="T30">Диагностирующие программы</text:span>»</text:p>
            <text:p text:style-name="P43">(2 часа)</text:p>
          </table:table-cell>
          <table:table-cell table:style-name="Таблица1.A1" office:value-type="string">
            <text:p text:style-name="P13"><text:span text:style-name="T43">3</text:span>.0<text:span text:style-name="T43">2</text:span>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3">
          <table:covered-table-cell/>
          <table:table-cell table:style-name="Таблица1.A1" office:value-type="string">
            <text:p text:style-name="P25">МДК 01.01 <text:s/>Аппаратное обеспечение <text:s/>персональных <text:s/>компьютеров и серверов (Н-2)</text:p>
            <text:p text:style-name="P30">«<text:span text:style-name="T30">Антивирусные программы и компьютерные вирусы</text:span>»</text:p>
            <text:p text:style-name="P43">(2 часа)</text:p>
          </table:table-cell>
          <table:table-cell table:style-name="Таблица1.A1" office:value-type="string">
            <text:p text:style-name="P13"><text:span text:style-name="T43">4</text:span>.0<text:span text:style-name="T43">2</text:span>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4">
          <table:covered-table-cell/>
          <table:table-cell table:style-name="Таблица1.A1" office:value-type="string">
            <text:p text:style-name="P52"><text:span text:style-name="T16">Обслуживание персонального компьютера</text:span><text:span text:style-name="T1"> (Н-2)</text:span><text:span text:style-name="T10"> </text:span></text:p>
            <text:p text:style-name="P30">«<text:span text:style-name="T30">Динамические библиотеки</text:span>»</text:p>
            <text:p text:style-name="P43">(2 часа)</text:p>
          </table:table-cell>
          <table:table-cell table:style-name="Таблица1.A1" office:value-type="string">
            <text:p text:style-name="P7"><text:span text:style-name="T29">5.</text:span>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5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 (Н-2)</text:p>
            <text:p text:style-name="P30">«<text:span text:style-name="T31">Диспетчер задач</text:span>»</text:p>
            <text:p text:style-name="P44">(2 часа)</text:p>
          </table:table-cell>
          <table:table-cell table:style-name="Таблица1.A1" office:value-type="string">
            <text:p text:style-name="P7">6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6">
          <table:covered-table-cell/>
          <table:table-cell table:style-name="Таблица1.A1" office:value-type="string">
            <text:p text:style-name="P38"><text:span text:style-name="T20">О</text:span><text:span text:style-name="T19">бработка информации в ЭВМ</text:span> (Н-2)</text:p>
            <text:p text:style-name="P30">«В<text:span text:style-name="T31">идеоредакторы</text:span>»</text:p>
            <text:p text:style-name="P44">(2 часа)</text:p>
          </table:table-cell>
          <table:table-cell table:style-name="Таблица1.A1" office:value-type="string">
            <text:p text:style-name="P7"><text:span text:style-name="T29">7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7">
          <table:covered-table-cell/>
          <table:table-cell table:style-name="Таблица1.A1" office:value-type="string">
            <text:p text:style-name="P23">Основы информационных технологий (Н-2)</text:p>
            <text:p text:style-name="P32">«<text:span text:style-name="T30">Практическая работа «Работа </text:span><text:span text:style-name="T31">в текстовом редакторе</text:span><text:span text:style-name="T30"> </text:span><text:span text:style-name="T41">Word» </text:span>»</text:p>
            <text:p text:style-name="P43">(2 часа)</text:p>
          </table:table-cell>
          <table:table-cell table:style-name="Таблица1.A1" office:value-type="string">
            <text:p text:style-name="P7"><text:span text:style-name="T29">10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8">
          <table:covered-table-cell/>
          <table:table-cell table:style-name="Таблица1.A1" office:value-type="string">
            <text:p text:style-name="P39">МДК 01.01 <text:s/>Аппаратное обеспечение <text:s/>персональных <text:s/>компьютеров и серверов (Н-2)</text:p>
            <text:p text:style-name="P32">«<text:span text:style-name="T30">Практическая работа «</text:span><text:span text:style-name="T31">Создание таблиц в </text:span><text:span text:style-name="T42">Excel </text:span><text:span text:style-name="T31">и расчеты в них</text:span><text:span text:style-name="T41">» </text:span>»</text:p>
            <text:p text:style-name="P43">(2 часа)</text:p>
          </table:table-cell>
          <table:table-cell table:style-name="Таблица1.A1" office:value-type="string">
            <text:p text:style-name="P7"><text:span text:style-name="T29">11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9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 (Н-2)</text:p>
            <text:p text:style-name="P30">«<text:span text:style-name="T31">Установка и удаление программ. Программные компоненты</text:span>»</text:p>
            <text:p text:style-name="P44">(2 часа)</text:p>
          </table:table-cell>
          <table:table-cell table:style-name="Таблица1.A1" office:value-type="string">
            <text:p text:style-name="P13">1<text:span text:style-name="T43">2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0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 (Н-2)</text:p>
            <text:p text:style-name="P30">«<text:span text:style-name="T31">Диспетчер устройств</text:span>»</text:p>
            <text:p text:style-name="P44">(2 часа)</text:p>
          </table:table-cell>
          <table:table-cell table:style-name="Таблица1.A1" office:value-type="string">
            <text:p text:style-name="P7">13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1">
          <table:covered-table-cell/>
          <table:table-cell table:style-name="Таблица1.B41" office:value-type="string">
            <text:p text:style-name="P46"><text:span text:style-name="T20">О</text:span><text:span text:style-name="T21">бработка информации в ЭВМ (Н-2)</text:span></text:p>
            <text:p text:style-name="P48"><text:span text:style-name="T21">«</text:span><text:span text:style-name="T23">Видеоредакторы</text:span><text:span text:style-name="T21">»</text:span></text:p>
            <text:p text:style-name="P20">(2 часа)</text:p>
          </table:table-cell>
          <table:table-cell table:style-name="Таблица1.C41" office:value-type="string">
            <text:p text:style-name="P14">1<text:span text:style-name="T43">4</text:span>.02.2020</text:p>
          </table:table-cell>
          <table:table-cell table:style-name="Таблица1.D41" office:value-type="string">
            <text:p text:style-name="P7"/>
          </table:table-cell>
        </table:table-row>
        <table:table-row table:style-name="Таблица1.42">
          <table:covered-table-cell/>
          <table:table-cell table:style-name="Таблица1.A1" office:value-type="string">
            <text:p text:style-name="P23">Основы информационных технологий (Н-2)</text:p>
            <text:p text:style-name="P32">«<text:span text:style-name="T44">Л</text:span><text:span text:style-name="T30">абораторная работа «Работа с </text:span><text:span text:style-name="T31">таблицами в </text:span><text:span text:style-name="T42">Excel</text:span><text:span text:style-name="T41">» </text:span>»</text:p>
            <text:p text:style-name="P43">(2 часа)</text:p>
          </table:table-cell>
          <table:table-cell table:style-name="Таблица1.A1" office:value-type="string">
            <text:p text:style-name="P13">1<text:span text:style-name="T43">7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3">
          <table:covered-table-cell/>
          <table:table-cell table:style-name="Таблица1.A1" office:value-type="string">
            <text:p text:style-name="P39">МДК 01.01 <text:s/>Аппаратное обеспечение <text:s/>персональных <text:s/>компьютеров и серверов (Н-2)</text:p>
            <text:p text:style-name="P32">«<text:span text:style-name="T44">К</text:span><text:span text:style-name="T30">онтрольная работа </text:span><text:span text:style-name="T31">по теме</text:span><text:span text:style-name="T30"> «Работа </text:span><text:span text:style-name="T31">в текстовом редакторе </text:span><text:span text:style-name="T42">MS</text:span><text:span text:style-name="T30"> </text:span><text:span text:style-name="T41">Word» </text:span>»</text:p>
            <text:p text:style-name="P43">(2 часа)</text:p>
          </table:table-cell>
          <table:table-cell table:style-name="Таблица1.A1" office:value-type="string">
            <text:p text:style-name="P13">1<text:span text:style-name="T43">8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0">
          <table:covered-table-cell/>
          <table:table-cell table:style-name="Таблица1.A1" office:value-type="string">
            <text:p text:style-name="P38"><text:span text:style-name="T19">Обслуживание персонального компьютера</text:span> (Н-2)</text:p>
            <text:p text:style-name="P30">«<text:span text:style-name="T31">Брандмауэр</text:span>»</text:p>
            <text:p text:style-name="P44">(2 часа)</text:p>
          </table:table-cell>
          <table:table-cell table:style-name="Таблица1.A1" office:value-type="string">
            <text:p text:style-name="P7"><text:span text:style-name="T29">19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6">
          <table:covered-table-cell/>
          <table:table-cell table:style-name="Таблица1.A1" office:value-type="string">
            <text:p text:style-name="P40"><text:span text:style-name="T19">Обслуживание персонального компьютера</text:span> (Н-2)</text:p>
            <text:p text:style-name="P30">«<text:span text:style-name="T31">Системное администрирование</text:span>»</text:p>
            <text:p text:style-name="P44">(2 часа)</text:p>
          </table:table-cell>
          <table:table-cell table:style-name="Таблица1.A1" office:value-type="string">
            <text:p text:style-name="P7">20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6">
          <table:covered-table-cell/>
          <table:table-cell table:style-name="Таблица1.B46" office:value-type="string">
            <text:p text:style-name="P47"><text:span text:style-name="T20">О</text:span><text:span text:style-name="T21">бработка информации в ЭВМ (Н-2)</text:span></text:p>
            <text:p text:style-name="P32">«<text:span text:style-name="T30">Практическая работа «</text:span><text:span text:style-name="T31">Создание видеофильма средствами </text:span><text:span text:style-name="T42">Windows MovieMaker</text:span><text:span text:style-name="T41">» </text:span>»</text:p>
            <text:p text:style-name="P21">(2 часа)</text:p>
          </table:table-cell>
          <table:table-cell table:style-name="Таблица1.C46" office:value-type="string">
            <text:p text:style-name="P49"><text:span text:style-name="T22">21</text:span><text:span text:style-name="T21">.02.2020</text:span></text:p>
          </table:table-cell>
          <table:table-cell table:style-name="Таблица1.D46" office:value-type="string">
            <text:p text:style-name="P8"/>
          </table:table-cell>
        </table:table-row>
        <table:table-row table:style-name="Таблица1.47">
          <table:covered-table-cell/>
          <table:table-cell table:style-name="Таблица1.A1" office:value-type="string">
            <text:p text:style-name="P26">МДК 01.01 <text:s/>Аппаратное обеспечение <text:s/>персональных <text:s/>компьютеров и серверов (Н-2)</text:p>
            <text:p text:style-name="P32">«<text:span text:style-name="T30">Практическая работа «</text:span><text:span text:style-name="T31">Создание блок-схем и чертежей про помощи графических объектов</text:span><text:span text:style-name="T30"> в </text:span><text:span text:style-name="T41">Word» </text:span>»</text:p>
            <text:p text:style-name="P43">(2 часа)</text:p>
          </table:table-cell>
          <table:table-cell table:style-name="Таблица1.A1" office:value-type="string">
            <text:p text:style-name="P13">2<text:span text:style-name="T43">5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0">
          <table:covered-table-cell/>
          <table:table-cell table:style-name="Таблица1.A1" office:value-type="string">
            <text:p text:style-name="P40"><text:span text:style-name="T19">Обслуживание персонального компьютера</text:span> (Н-2)</text:p>
            <text:p text:style-name="P50"><text:span text:style-name="T10">«</text:span><text:span text:style-name="T9">Форматы файлов</text:span><text:span text:style-name="T10">»</text:span></text:p>
            <text:p text:style-name="P44">(2 часа)</text:p>
          </table:table-cell>
          <table:table-cell table:style-name="Таблица1.A1" office:value-type="string">
            <text:p text:style-name="P13">2<text:span text:style-name="T43">6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0">
          <table:covered-table-cell/>
          <table:table-cell table:style-name="Таблица1.A1" office:value-type="string">
            <text:p text:style-name="P40"><text:span text:style-name="T19">Обслуживание персонального компьютера</text:span> (Н-2)</text:p>
            <text:p text:style-name="P50"><text:span text:style-name="T10">«</text:span><text:span text:style-name="T9">Защита личной информации пользователя»</text:span></text:p>
            <text:p text:style-name="P45">(2 часа)</text:p>
          </table:table-cell>
          <table:table-cell table:style-name="Таблица1.A1" office:value-type="string">
            <text:p text:style-name="P7">27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0">
          <table:covered-table-cell/>
          <table:table-cell table:style-name="Таблица1.A1" office:value-type="string">
            <text:p text:style-name="P26"><text:span text:style-name="T27">О</text:span><text:span text:style-name="T26">бработка информации в ЭВМ</text:span> (Н-2)</text:p>
            <text:p text:style-name="P30">«<text:span text:style-name="T31">Графические редакторы</text:span>»</text:p>
            <text:p text:style-name="P44">(2 часа)</text:p>
          </table:table-cell>
          <table:table-cell table:style-name="Таблица1.A1" office:value-type="string">
            <text:p text:style-name="P7">28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46">
          <table:covered-table-cell/>
          <table:table-cell table:style-name="Таблица1.A1" office:value-type="string">
            <text:p text:style-name="P41"><text:span text:style-name="T19">Основы информационных технологий</text:span> (Н-2)</text:p>
            <text:p text:style-name="P34"><text:span text:style-name="T10">«</text:span><text:span text:style-name="T30">Практическая работа «</text:span><text:span text:style-name="T31">Создание </text:span><text:span text:style-name="T35">растровых изображений в графическом редакторе</text:span><text:span text:style-name="T41">» </text:span><text:span text:style-name="T10">»</text:span></text:p>
            <text:p text:style-name="P44">(2 часа)</text:p>
          </table:table-cell>
          <table:table-cell table:style-name="Таблица1.A1" office:value-type="string">
            <text:p text:style-name="P7"><text:span text:style-name="T29">2.</text:span>03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2">
          <table:covered-table-cell/>
          <table:table-cell table:style-name="Таблица1.A1" office:value-type="string">
            <text:p text:style-name="P41"><text:span text:style-name="T20">МДК 01.01 <text:s/>Аппаратное обеспечение <text:s/>персональных <text:s/>компьютеров и серверов </text:span><text:s/>(Н-2)</text:p>
            <text:p text:style-name="P34">«<text:span text:style-name="T30">Практическая работа «</text:span><text:span text:style-name="T31">Создание </text:span><text:span text:style-name="T35">растровых изображений в графическом редакторе</text:span><text:span text:style-name="T41">» </text:span>»</text:p>
            <text:p text:style-name="P44">(2 часа)</text:p>
          </table:table-cell>
          <table:table-cell table:style-name="Таблица1.A1" office:value-type="string">
            <text:p text:style-name="P7"><text:span text:style-name="T29">3</text:span>.03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30">
          <table:covered-table-cell/>
          <table:table-cell table:style-name="Таблица1.A1" office:value-type="string">
            <text:p text:style-name="P27"><text:span text:style-name="T26">Обслуживание персонального компьютера</text:span> (Н-2)</text:p>
            <text:p text:style-name="P9">«<text:span text:style-name="T31">Конвертация файлов в другие форматы</text:span>»</text:p>
            <text:p text:style-name="P44">(2 часа)</text:p>
          </table:table-cell>
          <table:table-cell table:style-name="Таблица1.A1" office:value-type="string">
            <text:p text:style-name="P7"><text:span text:style-name="T29">4</text:span>.03.2020</text:p>
          </table:table-cell>
          <table:table-cell table:style-name="Таблица1.D1" office:value-type="string">
            <text:p text:style-name="P7"/>
          </table:table-cell>
        </table:table-row>
        <text:soft-page-break/>
        <table:table-row table:style-name="Таблица1.40">
          <table:table-cell table:style-name="Таблица1.A54" office:value-type="string">
            <text:p text:style-name="P17"/>
          </table:table-cell>
          <table:table-cell table:style-name="Таблица1.B54" office:value-type="string">
            <text:p text:style-name="P27"><text:span text:style-name="T26">Обслуживание персонального компьютера</text:span>(Н-2)</text:p>
            <text:p text:style-name="P28">«<text:span text:style-name="T31">Авторские права</text:span>»</text:p>
            <text:p text:style-name="P22">(2 часа)</text:p>
          </table:table-cell>
          <table:table-cell table:style-name="Таблица1.C54" office:value-type="string">
            <text:p text:style-name="P10"><text:span text:style-name="T29">5</text:span>.03.2020</text:p>
          </table:table-cell>
          <table:table-cell table:style-name="Таблица1.D54" office:value-type="string">
            <text:p text:style-name="P7"/>
          </table:table-cell>
        </table:table-row>
        <table:table-row table:style-name="Таблица1.55">
          <table:table-cell table:style-name="Таблица1.A55" office:value-type="string">
            <text:p text:style-name="P17"/>
          </table:table-cell>
          <table:table-cell table:style-name="Таблица1.B55" office:value-type="string">
            <text:p text:style-name="P27"><text:span text:style-name="T27">О</text:span><text:span text:style-name="T26">бработка информации в ЭВМ</text:span> (Н-2)</text:p>
            <text:p text:style-name="P28">«<text:span text:style-name="T31">Графические редакторы</text:span>»</text:p>
            <text:p text:style-name="P22">(2 часа)</text:p>
          </table:table-cell>
          <table:table-cell table:style-name="Таблица1.C55" office:value-type="string">
            <text:p text:style-name="P10"><text:span text:style-name="T29">6</text:span>.03.2020</text:p>
          </table:table-cell>
          <table:table-cell table:style-name="Таблица1.D55" office:value-type="string">
            <text:p text:style-name="P7"/>
          </table:table-cell>
        </table:table-row>
        <table:table-row table:style-name="Таблица1.56">
          <table:table-cell table:style-name="Таблица1.A1" table:number-rows-spanned="10" office:value-type="string">
            <text:p text:style-name="P4">V.</text:p>
          </table:table-cell>
          <table:table-cell table:style-name="Таблица1.A1" office:value-type="string">
            <text:p text:style-name="P4">Воспитательная работа с учащимися в качестве классного руководителя:</text:p>
          </table:table-cell>
          <table:table-cell table:style-name="Таблица1.A1" office:value-type="string">
            <text:p text:style-name="P12"/>
          </table:table-cell>
          <table:table-cell table:style-name="Таблица1.D1" office:value-type="string">
            <text:p text:style-name="P12"/>
          </table:table-cell>
        </table:table-row>
        <table:table-row table:style-name="Таблица1.57">
          <table:covered-table-cell/>
          <table:table-cell table:style-name="Таблица1.D1" table:number-columns-spanned="3" office:value-type="string">
            <text:p text:style-name="P7">- подготовить и провести <text:span text:style-name="T32">классные часы</text:span> на темы:</text:p>
          </table:table-cell>
          <table:covered-table-cell/>
          <table:covered-table-cell/>
        </table:table-row>
        <table:table-row table:style-name="Таблица1.57">
          <table:covered-table-cell/>
          <table:table-cell table:style-name="Таблица1.A1" office:value-type="string">
            <text:p text:style-name="P11">1. Подготовить и провести классный час на тему: «<text:span text:style-name="T33">Семья-основа общества и личности.</text:span>»</text:p>
          </table:table-cell>
          <table:table-cell table:style-name="Таблица1.A1" office:value-type="string">
            <text:p text:style-name="P13">1<text:span text:style-name="T45">7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9">
          <table:covered-table-cell/>
          <table:table-cell table:style-name="Таблица1.A1" office:value-type="string">
            <text:p text:style-name="P7">2. Подготовить и провести классный час на тему: «<text:span text:style-name="T32">Патриотизм.Гражданственность.Долг.</text:span>»</text:p>
          </table:table-cell>
          <table:table-cell table:style-name="Таблица1.A1" office:value-type="string">
            <text:p text:style-name="P13">2<text:span text:style-name="T45">4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7">3. Подготовить и провести классный час на тему: «<text:span text:style-name="T32">Мы выбираем жизнь.</text:span>»</text:p>
          </table:table-cell>
          <table:table-cell table:style-name="Таблица1.A1" office:value-type="string">
            <text:p text:style-name="P7"><text:span text:style-name="T32">31</text:span>.01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7">4. Подготовить и провести классный час на тему: «<text:span text:style-name="T32">Финансовая грамотность- важный вопрос.</text:span>»</text:p>
          </table:table-cell>
          <table:table-cell table:style-name="Таблица1.A1" office:value-type="string">
            <text:p text:style-name="P7"><text:span text:style-name="T32">7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7">5. Подготовить и провести классный час на тему: «<text:span text:style-name="T32">День всех влюблённых.</text:span>»</text:p>
          </table:table-cell>
          <table:table-cell table:style-name="Таблица1.A1" office:value-type="string">
            <text:p text:style-name="P13">1<text:span text:style-name="T45">4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7">6. Подготовить и провести классный час на тему: «<text:span text:style-name="T32">Есть профессия такая</text:span> – <text:span text:style-name="T32">Родине служить.</text:span>»</text:p>
          </table:table-cell>
          <table:table-cell table:style-name="Таблица1.A1" office:value-type="string">
            <text:p text:style-name="P7"><text:span text:style-name="T32">21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11">7. Подготовить и провести классный час на тему: «<text:span text:style-name="T34">Вверх по лестнице жизни. Мои нравственные ценности.</text:span>»</text:p>
          </table:table-cell>
          <table:table-cell table:style-name="Таблица1.A1" office:value-type="string">
            <text:p text:style-name="P13">2<text:span text:style-name="T45">8</text:span>.02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57">
          <table:covered-table-cell/>
          <table:table-cell table:style-name="Таблица1.A1" office:value-type="string">
            <text:p text:style-name="P7">8. Подготовить и провести классный час на тему: «Международный женский день»</text:p>
          </table:table-cell>
          <table:table-cell table:style-name="Таблица1.A1" office:value-type="string">
            <text:p text:style-name="P7"><text:span text:style-name="T32">6</text:span>.03.2020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4">VI.</text:p>
          </table:table-cell>
          <table:table-cell table:style-name="Таблица1.A1" office:value-type="string">
            <text:p text:style-name="P4">Работа с родителями:</text:p>
            <text:p text:style-name="P53"><text:span text:style-name="T10">- подготовка и <text:s/>проведение родительского собрания на тему: «</text:span><text:span text:style-name="T17">Новые начинания</text:span><text:span text:style-name="T10">».</text:span></text:p>
            <text:p text:style-name="P7"/>
          </table:table-cell>
          <table:table-cell table:style-name="Таблица1.A1" office:value-type="string">
            <text:p text:style-name="P18"><text:span text:style-name="T10">1</text:span><text:span text:style-name="T12">7</text:span><text:span text:style-name="T10">.0</text:span><text:span text:style-name="T12">1</text:span><text:span text:style-name="T10">.</text:span><text:span text:style-name="T12">2020</text:span>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4">VII.</text:p>
          </table:table-cell>
          <table:table-cell table:style-name="Таблица1.A1" office:value-type="string">
            <text:p text:style-name="P15"><text:span text:style-name="T1">Участие в методической и учебно-исследовательской работе</text:span><text:span text:style-name="T10">:</text:span></text:p>
            <text:p text:style-name="P7"/>
            <text:p text:style-name="P7">-сбор информации по теме ВКР.</text:p>
          </table:table-cell>
          <table:table-cell table:style-name="Таблица1.A1" office:value-type="string">
            <text:p text:style-name="P7"/>
            <text:p text:style-name="P7"/>
            <text:p text:style-name="P7">в период практики</text:p>
            <text:p text:style-name="P7"/>
          </table:table-cell>
          <table:table-cell table:style-name="Таблица1.D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H23M12S</meta:editing-duration>
    <meta:editing-cycles>7</meta:editing-cycles>
    <meta:generator>LibreOffice/6.3.3.2$Windows_X86_64 LibreOffice_project/a64200df03143b798afd1ec74a12ab50359878ed</meta:generator>
    <dc:date>2020-02-25T18:08:52.951000000</dc:date>
    <meta:document-statistic meta:table-count="1" meta:image-count="0" meta:object-count="0" meta:page-count="7" meta:paragraph-count="224" meta:word-count="805" meta:character-count="6650" meta:non-whitespace-character-count="5882"/>
    <meta:user-defined meta:name="Info 1"/>
    <meta:user-defined meta:name="Info 2"/>
    <meta:user-defined meta:name="Info 3"/>
    <meta:user-defined meta:name="Info 4"/>
  </office:meta>
</office:document-meta>
</file>